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onaco" svg:font-family="Monaco" style:font-family-generic="roman" style:font-pitch="variable"/>
    <style:font-face style:name="Quattrocento Sans" svg:font-family="'Quattrocen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onaco1" svg:font-family="Monaco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style:font-name-asian="Times New Roman1" style:font-name-complex="Times New Roman1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WWNum1">
      <style:paragraph-properties fo:margin-left="0.5in" fo:margin-right="0in" fo:line-height="150%" fo:text-indent="-0.25in" style:auto-text-indent="false" fo:padding-left="0.0693in" fo:padding-right="0in" fo:padding-top="0in" fo:padding-bottom="0in" fo:border="0.51pt solid #d9d9e3"/>
    </style:style>
    <style:style style:name="P4" style:family="paragraph" style:parent-style-name="Standard" style:list-style-name="WWNum1" style:master-page-name="Standard">
      <style:paragraph-properties fo:margin-left="0.5in" fo:margin-right="0in" fo:line-height="150%" fo:text-indent="-0.25in" style:auto-text-indent="false" style:page-number="1" fo:padding-left="0.0693in" fo:padding-right="0in" fo:padding-top="0in" fo:padding-bottom="0in" fo:border="0.51pt solid #d9d9e3"/>
    </style:style>
    <style:style style:name="P5" style:family="paragraph" style:parent-style-name="Standard">
      <style:paragraph-properties fo:margin-left="0.5in" fo:margin-right="0in" fo:line-height="150%" fo:text-indent="0in" style:auto-text-indent="false" fo:padding-left="0.0693in" fo:padding-right="0in" fo:padding-top="0in" fo:padding-bottom="0in" fo:border="0.51pt solid #d9d9e3"/>
    </style:style>
    <style:style style:name="T1" style:family="text">
      <style:text-properties style:font-name="Quattrocento Sans" fo:font-weight="bold" style:font-name-asian="Quattrocento Sans1" style:font-weight-asian="bold" style:font-name-complex="Quattrocento Sans1"/>
    </style:style>
    <style:style style:name="T2" style:family="text">
      <style:text-properties style:font-name="Quattrocento Sans" style:font-name-asian="Quattrocento Sans1" style:font-name-complex="Quattrocento Sans1"/>
    </style:style>
    <style:style style:name="T3" style:family="text">
      <style:text-properties style:font-name="Monaco" fo:font-size="10.5pt" fo:font-weight="bold" style:font-name-asian="Monaco1" style:font-size-asian="10.5pt" style:font-weight-asian="bold" style:font-name-complex="Monaco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37856424" text:style-name="WWNum1">
        <text:list-item>
          <text:p text:style-name="P4"><text:span text:style-name="T1">CSV Column Averager</text:span><text:span text:style-name="T2">: Write a function that reads a CSV file and calculates the average of the numbers in a given column.</text:span></text:p>
        </text:list-item>
      </text:list>
      <text:p text:style-name="P5"><text:span text:style-name="T2">Hint: Use the </text:span><text:span text:style-name="T3">csv</text:span><text:span text:style-name="T2"> module to read the file and remember to skip the header row. Convert the column values to floats before averaging.</text:span></text:p>
      <text:list xml:id="list144953599175262" text:continue-numbering="true" text:style-name="WWNum1">
        <text:list-item>
          <text:p text:style-name="P3"><text:span text:style-name="T1">Anagram Checker</text:span><text:span text:style-name="T2">: Create a function that checks whether two strings are anagrams of each other.</text:span></text:p>
        </text:list-item>
      </text:list>
      <text:p text:style-name="P5"><text:span text:style-name="T2">Hint: Use a dictionary to count the occurrences of each character in both strings and then compare.</text:span></text:p>
      <text:list xml:id="list144953816098869" text:continue-numbering="true" text:style-name="WWNum1">
        <text:list-item>
          <text:p text:style-name="P3"><text:span text:style-name="T1">Recursive Factorial</text:span><text:span text:style-name="T2">: Write a recursive function that returns the factorial of a given number.</text:span></text:p>
        </text:list-item>
      </text:list>
      <text:p text:style-name="P5"><text:span text:style-name="T2">Hint: Remember that the factorial of a number is the product of all positive integers up to that number.</text:span></text:p>
      <text:list xml:id="list144954153873059" text:continue-numbering="true" text:style-name="WWNum1">
        <text:list-item>
          <text:p text:style-name="P3"><text:span text:style-name="T1">Nested Dictionary Updater</text:span><text:span text:style-name="T2">: Develop a function that takes a nested dictionary and updates a value given its key path as a list.</text:span></text:p>
        </text:list-item>
      </text:list>
      <text:p text:style-name="P5"><text:span text:style-name="T2">Hint: Use recursion or iteration to navigate the nested dictionaries.</text:span></text:p>
      <text:list xml:id="list144953532880683" text:continue-numbering="true" text:style-name="WWNum1">
        <text:list-item>
          <text:p text:style-name="P3"><text:span text:style-name="T1">Custom Sorter</text:span><text:span text:style-name="T2">: Write a function that sorts a list of tuples based on the second value in each tuple.</text:span></text:p>
        </text:list-item>
      </text:list>
      <text:p text:style-name="P5"><text:span text:style-name="T2">Hint: Use the </text:span><text:span text:style-name="T3">sorted</text:span><text:span text:style-name="T2"> function with a custom </text:span><text:span text:style-name="T3">key</text:span><text:span text:style-name="T2"> parameter.</text:span></text:p>
      <text:list xml:id="list144953799990031" text:continue-numbering="true" text:style-name="WWNum1">
        <text:list-item>
          <text:p text:style-name="P3"><text:span text:style-name="T1">Leap Year Verifier</text:span><text:span text:style-name="T2">: Create a function that checks if a given year is a leap year.</text:span></text:p>
        </text:list-item>
      </text:list>
      <text:p text:style-name="P5"><text:span text:style-name="T2">Hint: Use the rules that define leap years (divisible by 4, not by 100 unless also by 400).</text:span></text:p>
      <text:list xml:id="list144955313481736" text:continue-numbering="true" text:style-name="WWNum1">
        <text:list-item>
          <text:p text:style-name="P3"><text:span text:style-name="T1">Palindromic Substrings</text:span><text:span text:style-name="T2">: Write a function that finds and returns all the palindromic substrings of a given string.</text:span></text:p>
        </text:list-item>
      </text:list>
      <text:p text:style-name="P5"><text:span text:style-name="T2">Hint: Consider using a sliding window technique to generate all possible substrings.</text:span></text:p>
      <text:list xml:id="list144953668743462" text:continue-numbering="true" text:style-name="WWNum1">
        <text:list-item>
          <text:p text:style-name="P3"><text:span text:style-name="T1">Two-Sum Problem</text:span><text:span text:style-name="T2">: Develop a function that takes a list of numbers and a target sum, returning the indices of the two numbers that add up to the target sum.</text:span></text:p>
        </text:list-item>
      </text:list>
      <text:p text:style-name="P5"><text:span text:style-name="T2">Hint: Consider using a dictionary to store numbers and their indices for quick lookups.</text:span></text:p>
      <text:list xml:id="list144955194690318" text:continue-numbering="true" text:style-name="WWNum1">
        <text:list-item>
          <text:p text:style-name="P3"><text:span text:style-name="T1">Matrix Transposer</text:span><text:span text:style-name="T2">: Write a function that transposes a matrix represented as a list of lists.</text:span></text:p>
        </text:list-item>
      </text:list>
      <text:p text:style-name="P5"><text:span text:style-name="T2">Hint: Nested list comprehensions can be used to invert rows and columns.</text:span></text:p>
      <text:list xml:id="list144953431823460" text:continue-numbering="true" text:style-name="WWNum1">
        <text:list-item>
          <text:p text:style-name="P3"><text:span text:style-name="T1">Custom String Formatter</text:span><text:span text:style-name="T2">: Create a function that takes a string and capitalizes every other letter in the string.</text:span></text:p>
        </text:list-item>
      </text:list>
      <text:p text:style-name="P5"><text:span text:style-name="T2">Hint: Use slicing with step and string concatenation or a </text:span><text:span text:style-name="T3">join</text:span><text:span text:style-name="T2"> operation.<text:line-break/><text:line-break/><text:line-break/></text:span></text:p>
      <text:list xml:id="list144955325702602" text:continue-numbering="true" text:style-name="WWNum1">
        <text:list-item>
          <text:p text:style-name="P3"><text:span text:style-name="T1">Max Heap Checker</text:span><text:span text:style-name="T2">: Write a function that checks if a given list of numbers represents a valid max heap.</text:span></text:p>
        </text:list-item>
      </text:list>
      <text:p text:style-name="P5"><text:span text:style-name="T2">Hint: For each element at index </text:span><text:span text:style-name="T3">i</text:span><text:span text:style-name="T2">, ensure that </text:span><text:span text:style-name="T3">heap[i] &gt;= heap[2*i+1]</text:span><text:span text:style-name="T2"> and </text:span><text:span text:style-name="T3">heap[i] &gt;= heap[2*i+2]</text:span><text:span text:style-name="T2"> if those indices exist.</text:span></text:p>
      <text:list xml:id="list144953644246218" text:continue-numbering="true" text:style-name="WWNum1">
        <text:list-item>
          <text:p text:style-name="P3"><text:span text:style-name="T1">Circular Prime Checker</text:span><text:span text:style-name="T2">: Develop a function that checks if all rotations of a number's digits are prime.</text:span></text:p>
        </text:list-item>
      </text:list>
      <text:p text:style-name="P5"><text:span text:style-name="T2">Hint: Generate all rotations of the number and check each one for primality.</text:span></text:p>
      <text:list xml:id="list144954822413536" text:continue-numbering="true" text:style-name="WWNum1">
        <text:list-item>
          <text:p text:style-name="P3"><text:span text:style-name="T1">HTML Tag Validator</text:span><text:span text:style-name="T2">: Write a function that validates a string of HTML, ensuring all tags are properly opened and closed in the correct order.</text:span></text:p>
        </text:list-item>
      </text:list>
      <text:p text:style-name="P5"><text:soft-page-break/><text:span text:style-name="T2">Hint: Use a stack to keep track of opening tags and match them with closing tags.</text:span></text:p>
      <text:list xml:id="list144953824608161" text:continue-numbering="true" text:style-name="WWNum1">
        <text:list-item>
          <text:p text:style-name="P3"><text:span text:style-name="T1">Longest Consecutive Sequence</text:span><text:span text:style-name="T2">: Create a function that finds the length of the longest consecutive elements sequence in an unsorted list.</text:span></text:p>
        </text:list-item>
      </text:list>
      <text:p text:style-name="P5"><text:span text:style-name="T2">Hint: Use a set to achieve O(n) complexity, eliminating the need to sort the list.</text:span></text:p>
      <text:list xml:id="list144954815655829" text:continue-numbering="true" text:style-name="WWNum1">
        <text:list-item>
          <text:p text:style-name="P3"><text:span text:style-name="T1">Regular Expression Matcher</text:span><text:span text:style-name="T2">: Write a function that uses regular expressions to check if a given string matches a given pattern.</text:span></text:p>
        </text:list-item>
      </text:list>
      <text:p text:style-name="P5"><text:span text:style-name="T2">Hint: The </text:span><text:span text:style-name="T3">re</text:span><text:span text:style-name="T2"> module in Python provides pattern matching utilities.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onaco" svg:font-family="Monaco" style:font-family-generic="roman" style:font-pitch="variable"/>
    <style:font-face style:name="Quattrocento Sans" svg:font-family="'Quattrocen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onaco1" svg:font-family="Monaco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0" meta:word-count="524" meta:character-count="3024" meta:non-whitespace-character-count="2542"/>
    <meta:generator>LibreOfficeDev/6.0.5.2$Linux_X86_64 LibreOffice_project/</meta:generator>
  </office:meta>
</office:document-meta>
</file>